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31cm" fo:min-width="0.7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097cm" fo:min-width="0.73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10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2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5cm"/>
    </style:style>
    <style:style style:name="gr7" style:family="graphic" style:parent-style-name="standard">
      <style:graphic-properties svg:stroke-width="0.035cm" draw:marker-start-width="0.252cm" draw:marker-end-width="0.252cm" draw:opacity="50%" draw:textarea-horizontal-align="justify" draw:textarea-vertical-align="middle" draw:auto-grow-height="false" fo:min-height="0.097cm" fo:min-width="0.73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3.052cm" fo:min-width="5.215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385cm" fo:min-width="5.2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0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9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99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opacity="50%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opacity="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font-size="3pt" fo:font-weight="bold" style:font-size-asian="3pt" style:font-size-complex="3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3333ff" fo:font-size="6pt" style:font-size-asian="6pt" style:font-size-complex="6pt"/>
    </style:style>
    <style:style style:name="T5" style:family="text">
      <style:text-properties fo:color="#0000ff" fo:font-size="6pt" style:font-size-asian="6pt" style:font-size-complex="6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3pt" fo:font-weight="bold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016cm" svg:x="5.191cm" svg:y="2.016cm">
          <text:p text:style-name="P1"><text:span text:style-name="T1">Distrib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381cm" svg:x="7.985cm" svg:y="3.794cm">
          <text:p text:style-name="P1"><text:span text:style-name="T2">Worker #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381cm" svg:x="7.985cm" svg:y="4.175cm">
          <text:p text:style-name="P1"><text:span text:style-name="T2">Worker #3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667cm" svg:y1="2.778cm" svg:x2="5.191cm" svg:y2="2.524cm">
          <text:p/>
        </draw:line>
        <draw:line draw:style-name="gr4" draw:text-style-name="P4" draw:layer="layout" svg:x1="7.731cm" svg:y1="2.397cm" svg:x2="8.62cm" svg:y2="3.413cm">
          <text:p/>
        </draw:line>
        <draw:frame draw:style-name="gr5" draw:text-style-name="P5" draw:layer="layout" svg:width="2.81cm" svg:height="1.203cm" svg:x="7.604cm" svg:y="1.762cm">
          <draw:text-box>
            <text:p><text:span text:style-name="T3">2. </text:span><text:span text:style-name="T4">if</text:span><text:span text:style-name="T3">(worker available)</text:span></text:p>
            <text:p><text:span text:style-name="T3"><text:s text:c="6"/></text:span><text:span text:style-name="T3">pop worker</text:span></text:p>
            <text:p><text:span text:style-name="T3"><text:s/></text:span><text:span text:style-name="T5"><text:s text:c="3"/></text:span><text:span text:style-name="T5">else</text:span></text:p>
            <text:p><text:span text:style-name="T3"><text:s text:c="6"/></text:span><text:span text:style-name="T3">wait until worker free</text:span></text:p>
          </draw:text-box>
        </draw:frame>
        <draw:frame draw:style-name="gr6" draw:text-style-name="P5" draw:layer="layout" svg:width="2.064cm" svg:height="0.727cm" svg:x="3.286cm" svg:y="1.889cm">
          <draw:text-box>
            <text:p><text:span text:style-name="T3">1. request</text:span></text:p>
            <text:p><text:span text:style-name="T3"><text:s text:c="4"/></text:span><text:span text:style-name="T3">to middleware</text:span></text:p>
          </draw:text-box>
        </draw:frame>
        <draw:custom-shape draw:style-name="gr7" draw:text-style-name="P6" draw:layer="layout" svg:width="1.27cm" svg:height="0.381cm" svg:x="7.985cm" svg:y="3.413cm">
          <text:p text:style-name="P1"><text:span text:style-name="T2">Worker #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381cm" svg:x="5.826cm" svg:y="3.413cm">
          <text:p text:style-name="P1"><text:span text:style-name="T2">Worker #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985cm" svg:y1="3.54cm" svg:x2="7.096cm" svg:y2="3.54cm">
          <text:p/>
        </draw:line>
        <draw:frame draw:style-name="gr8" draw:text-style-name="P5" draw:layer="layout" svg:width="0.858cm" svg:height="0.489cm" svg:x="7.223cm" svg:y="3.413cm">
          <draw:text-box>
            <text:p><text:span text:style-name="T3">pop</text:span></text:p>
          </draw:text-box>
        </draw:frame>
        <draw:custom-shape draw:style-name="gr9" draw:text-style-name="P7" draw:layer="layout" svg:width="5.715cm" svg:height="3.302cm" svg:x="4.937cm" svg:y="1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715cm" svg:height="0.635cm" svg:x="4.937cm" svg:y="5.064cm">
          <text:p text:style-name="P1"><text:span text:style-name="T6">PSQL Databas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588cm" svg:y1="3.794cm" svg:x2="6.588cm" svg:y2="5.064cm">
          <text:p/>
        </draw:line>
        <draw:frame draw:style-name="gr11" draw:text-style-name="P9" draw:layer="layout" svg:width="0.532cm" svg:height="0.608cm" svg:x="8.366cm" svg:y="4.429cm">
          <draw:text-box>
            <text:p><text:span text:style-name="T7">.</text:span></text:p>
            <text:p><text:span text:style-name="T7">.</text:span></text:p>
            <text:p><text:span text:style-name="T7">.</text:span></text:p>
          </draw:text-box>
        </draw:frame>
        <draw:line draw:style-name="gr4" draw:text-style-name="P4" draw:layer="layout" svg:x1="6.207cm" svg:y1="5.064cm" svg:x2="6.207cm" svg:y2="3.794cm">
          <text:p/>
        </draw:line>
        <draw:line draw:style-name="gr4" draw:text-style-name="P4" draw:layer="layout" svg:x1="5.826cm" svg:y1="3.54cm" svg:x2="3.667cm" svg:y2="3.286cm">
          <text:p/>
        </draw:line>
        <draw:frame draw:style-name="gr12" draw:text-style-name="P5" draw:layer="layout" svg:width="1.624cm" svg:height="0.489cm" svg:x="6.461cm" svg:y="4.302cm">
          <draw:text-box>
            <text:p><text:span text:style-name="T3">3. query DB</text:span></text:p>
          </draw:text-box>
        </draw:frame>
        <draw:frame draw:style-name="gr13" draw:text-style-name="P5" draw:layer="layout" svg:width="1.425cm" svg:height="0.727cm" svg:x="4.937cm" svg:y="4.175cm">
          <draw:text-box>
            <text:p><text:span text:style-name="T3">4. receive</text:span></text:p>
            <text:p><text:span text:style-name="T3"><text:s text:c="4"/></text:span><text:span text:style-name="T3">answer</text:span></text:p>
          </draw:text-box>
        </draw:frame>
        <draw:frame draw:style-name="gr14" draw:text-style-name="P5" draw:layer="layout" svg:width="1.946cm" svg:height="0.727cm" svg:x="3.667cm" svg:y="3.413cm">
          <draw:text-box>
            <text:p><text:span text:style-name="T3">5. send answer</text:span></text:p>
            <text:p><text:span text:style-name="T3"><text:s text:c="4"/></text:span><text:span text:style-name="T3">to client</text:span></text:p>
          </draw:text-box>
        </draw:frame>
        <draw:frame draw:style-name="gr15" draw:text-style-name="P10" draw:layer="layout" svg:width="3.199cm" svg:height="0.806cm" svg:x="7.707cm" svg:y="1cm">
          <draw:text-box>
            <text:p><text:span text:style-name="T6">Middleware</text:span></text:p>
          </draw:text-box>
        </draw:frame>
        <draw:custom-shape draw:style-name="gr16" draw:text-style-name="P11" draw:layer="layout" svg:width="2.159cm" svg:height="1.016cm" svg:x="1.508cm" svg:y="2.524cm">
          <text:p text:style-name="P1"><text:span text:style-name="T6">Client #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4:38:35.393025261</meta:creation-date>
    <dc:date>2015-10-31T17:10:45.762914593</dc:date>
    <meta:editing-duration>PT42M30S</meta:editing-duration>
    <meta:editing-cycles>4</meta:editing-cycles>
    <meta:generator>LibreOffice/5.0.2.2$Linux_X86_64 LibreOffice_project/00m0$Build-2</meta:generator>
    <meta:document-statistic meta:object-count="22"/>
  </office:meta>
</office:document-meta>
</file>